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7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4" style:family="table-cell" style:parent-style-name="Default">
      <style:table-cell-properties fo:background-color="#5eb91e"/>
      <style:text-properties fo:color="#000000"/>
    </style:style>
    <style:style style:name="ce75" style:family="table-cell" style:parent-style-name="Default">
      <style:table-cell-properties fo:background-color="#5eb91e"/>
    </style:style>
    <style:style style:name="ce76" style:family="table-cell" style:parent-style-name="Default">
      <style:table-cell-properties fo:background-color="#d4ea6b"/>
    </style:style>
    <style:style style:name="ce77" style:family="table-cell" style:parent-style-name="Default">
      <style:table-cell-properties fo:background-color="#d4ea6b"/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0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1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2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3" style:family="table-cell" style:parent-style-name="Default" style:data-style-name="N122">
      <style:table-cell-properties fo:background-color="#ffff00" fo:border="none"/>
    </style:style>
    <style:style style:name="ce84" style:family="table-cell" style:parent-style-name="Default">
      <style:table-cell-properties fo:background-color="#ff8000"/>
    </style:style>
    <style:style style:name="ce85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22">
      <style:table-cell-properties fo:background-color="#ffff00"/>
    </style:style>
    <style:style style:name="ce88" style:family="table-cell" style:parent-style-name="Default" style:data-style-name="N122">
      <style:table-cell-properties fo:background-color="#ffff38"/>
    </style:style>
    <style:style style:name="ce89" style:family="table-cell" style:parent-style-name="Default" style:data-style-name="N122">
      <style:table-cell-properties fo:background-color="transparent"/>
    </style:style>
    <style:style style:name="ce90" style:family="table-cell" style:parent-style-name="Default" style:data-style-name="N122">
      <style:table-cell-properties fo:background-color="#ff972f"/>
    </style:style>
    <style:style style:name="ce91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2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3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4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95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96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97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98" style:family="table-cell" style:parent-style-name="Default">
      <style:table-cell-properties fo:background-color="#bf819e"/>
    </style:style>
    <style:style style:name="ce99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0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1" style:family="table-cell" style:parent-style-name="Default">
      <style:table-cell-properties fo:background-color="#ff972f"/>
    </style:style>
    <style:style style:name="ce102" style:family="table-cell" style:parent-style-name="Default" style:data-style-name="N122">
      <style:table-cell-properties fo:background-color="#dddddd" fo:border="none"/>
    </style:style>
    <style:style style:name="ce103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4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06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07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08" style:family="table-cell" style:parent-style-name="Default" style:data-style-name="N122">
      <style:table-cell-properties fo:background-color="transparent" fo:border="none"/>
    </style:style>
    <style:style style:name="ce109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0" style:family="table-cell" style:parent-style-name="Default">
      <style:table-cell-properties fo:background-color="#ffd8ce"/>
    </style:style>
    <style:style style:name="ce111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2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3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4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15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16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22">
      <style:table-cell-properties fo:border="none"/>
    </style:style>
    <style:style style:name="ce123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122"/>
    <style:style style:name="ce126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61"/>
    <style:style style:name="ce12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3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4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 style:data-style-name="N122">
      <style:table-cell-properties fo:background-color="#e6e905" fo:border="none"/>
    </style:style>
    <style:style style:name="ce136" style:family="table-cell" style:parent-style-name="Default" style:data-style-name="N122">
      <style:table-cell-properties fo:background-color="#e8f2a1" fo:border="none"/>
    </style:style>
    <style:style style:name="ce144" style:family="table-cell" style:parent-style-name="Default" style:data-style-name="N121"/>
    <style:style style:name="ce138" style:family="table-cell" style:parent-style-name="Default">
      <style:table-cell-properties fo:background-color="#b3cac7"/>
    </style:style>
    <style:style style:name="ce143" style:family="table-cell" style:parent-style-name="Default">
      <style:table-cell-properties fo:background-color="#ffb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71"/>
        <table:table-column table:style-name="co2" table:number-columns-repeated="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2" table:number-columns-repeated="2" table:default-cell-style-name="Default"/>
        <table:table-row table:style-name="ro1"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variation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performance_metric</text:p>
          </table:table-cell>
          <table:table-cell table:style-name="ce7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98" table:number-columns-repeated="2"/>
          <table:table-cell table:style-name="ce110" office:value-type="string" calcext:value-type="string">
            <text:p>constrain</text:p>
          </table:table-cell>
          <table:table-cell table:style-name="ce72"/>
          <table:table-cell table:number-columns-repeated="2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?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8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/>
          <table:table-cell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79" office:value-type="float" office:value="0.0903337023034692" calcext:value-type="float">
            <text:p>0.090</text:p>
          </table:table-cell>
          <table:table-cell table:style-name="ce87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01" calcext:value-type="float">
            <text:p>0.010</text:p>
          </table:table-cell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O4]-[.S4]" office:value-type="float" office:value="-0.09" calcext:value-type="float">
            <text:p>-0.090</text:p>
          </table:table-cell>
          <table:table-cell table:style-name="ce108" table:formula="of:=[.P4]-[.I4]" office:value-type="float" office:value="0" calcext:value-type="float">
            <text:p>0.000</text:p>
          </table:table-cell>
          <table:table-cell table:style-name="ce108" table:formula="of:=[.Q4]-[.J4]" office:value-type="float" office:value="0" calcext:value-type="float">
            <text:p>0.000</text:p>
          </table:table-cell>
          <table:table-cell table:style-name="ce108" table:formula="of:=[.R4]-[.K4]" office:value-type="float" office:value="0" calcext:value-type="float">
            <text:p>0.00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5]-[.S5]" office:value-type="float" office:value="0.3" calcext:value-type="float">
            <text:p>0.300</text:p>
          </table:table-cell>
          <table:table-cell table:style-name="ce108" table:formula="of:=[.P5]-[.I5]" office:value-type="float" office:value="0" calcext:value-type="float">
            <text:p>0.0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06" table:number-columns-repeated="2"/>
          <table:table-cell table:style-name="ce112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6]-[.S6]" office:value-type="float" office:value="-0.210905" calcext:value-type="float">
            <text:p>-0.211</text:p>
          </table:table-cell>
          <table:table-cell table:style-name="ce108" table:formula="of:=[.P6]-[.I6]" office:value-type="float" office:value="0" calcext:value-type="float">
            <text:p>0.000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style-name="ce81" office:value-type="float" office:value="0.2" calcext:value-type="float">
            <text:p>0.200</text:p>
          </table:table-cell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06" table:number-columns-repeated="2"/>
          <table:table-cell table:style-name="ce111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O8]-[.S8]" office:value-type="float" office:value="-0.112" calcext:value-type="float">
            <text:p>-0.112</text:p>
          </table:table-cell>
          <table:table-cell table:style-name="ce108" table:formula="of:=[.P8]-[.I8]" office:value-type="float" office:value="0" calcext:value-type="float">
            <text:p>0.000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36" table:formula="of:=[.R8]-[.K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2" table:number-columns-repeated="2"/>
          <table:table-cell table:style-name="ce81" office:value-type="float" office:value="0.25" calcext:value-type="float">
            <text:p>0.250</text:p>
          </table:table-cell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4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82" office:value-type="float" office:value="66000" calcext:value-type="float">
            <text:p>66000.000</text:p>
          </table:table-cell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O10]-[.S10]" office:value-type="float" office:value="0" calcext:value-type="float">
            <text:p>0.000</text:p>
          </table:table-cell>
          <table:table-cell table:style-name="ce108" table:formula="of:=[.P10]-[.I10]" office:value-type="float" office:value="-21226.7675434705" calcext:value-type="float">
            <text:p>-21226.768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3]" office:value-type="string" office:string-value="-" calcext:value-type="string">
            <text:p>-</text:p>
          </table:table-cell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P11]-[.I11]" office:value-type="float" office:value="14.945" calcext:value-type="float">
            <text:p>14.945</text:p>
          </table:table-cell>
          <table:table-cell table:style-name="ce135" table:formula="of:=[.Q11]-[.J11]" office:value-type="string" office:string-value="" calcext:value-type="error">
            <text:p>#VALUE!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4]" office:value-type="string" office:string-value="-" calcext:value-type="string">
            <text:p>-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P12]-[.I12]" office:value-type="float" office:value="-1499" calcext:value-type="float">
            <text:p>-1499.000</text:p>
          </table:table-cell>
          <table:table-cell table:style-name="ce108" table:formula="of:=[.Q12]-[.J12]" office:value-type="string" office:string-value="" calcext:value-type="error">
            <text:p>#VALUE!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06" table:number-columns-repeated="2"/>
          <table:table-cell table:style-name="ce111" office:value-type="float" office:value="0.004" calcext:value-type="float">
            <text:p>0.004</text:p>
          </table:table-cell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O13]-[.S13]" office:value-type="float" office:value="-0.01" calcext:value-type="float">
            <text:p>-0.010</text:p>
          </table:table-cell>
          <table:table-cell table:style-name="ce108" table:formula="of:=[.P13]-[.I13]" office:value-type="float" office:value="0.0035" calcext:value-type="float">
            <text:p>0.004</text:p>
          </table:table-cell>
          <table:table-cell table:style-name="ce135" table:formula="of:=[.Q13]-[.J13]" office:value-type="float" office:value="0.004" calcext:value-type="float">
            <text:p>0.004</text:p>
          </table:table-cell>
          <table:table-cell table:style-name="ce108" table:formula="of:=[.R13]-[.K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14]-[.S14]" office:value-type="float" office:value="0.007" calcext:value-type="float">
            <text:p>0.007</text:p>
          </table:table-cell>
          <table:table-cell table:style-name="ce108" table:formula="of:=[.P14]-[.I14]" office:value-type="float" office:value="0" calcext:value-type="float">
            <text:p>0.000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06" table:number-columns-repeated="2"/>
          <table:table-cell table:style-name="ce114" office:value-type="float" office:value="61" calcext:value-type="float">
            <text:p>61.000</text:p>
          </table:table-cell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O15]-[.S15]" office:value-type="float" office:value="1" calcext:value-type="float">
            <text:p>1.000</text:p>
          </table:table-cell>
          <table:table-cell table:style-name="ce108" table:formula="of:=[.P15]-[.I15]" office:value-type="float" office:value="1.4460938761942" calcext:value-type="float">
            <text:p>1.446</text:p>
          </table:table-cell>
          <table:table-cell table:style-name="ce135" table:formula="of:=[.Q15]-[.J15]" office:value-type="float" office:value="-7" calcext:value-type="float">
            <text:p>-7.000</text:p>
          </table:table-cell>
          <table:table-cell table:style-name="ce108" table:formula="of:=[.R15]-[.K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16]-[.S16]" office:value-type="float" office:value="0.1" calcext:value-type="float">
            <text:p>0.100</text:p>
          </table:table-cell>
          <table:table-cell table:style-name="ce108" table:formula="of:=[.P16]-[.I16]" office:value-type="float" office:value="0.144678182946518" calcext:value-type="float">
            <text:p>0.145</text:p>
          </table:table-cell>
          <table:table-cell table:style-name="ce108" table:formula="of:=[.Q16]-[.J16]" office:value-type="float" office:value="0.20034214949299" calcext:value-type="float">
            <text:p>0.200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72" table:number-columns-repeated="2"/>
          <table:table-cell table:style-name="ce101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51" calcext:value-type="float">
            <text:p>0.51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O18]-[.S18]" office:value-type="float" office:value="0" calcext:value-type="float">
            <text:p>0.000</text:p>
          </table:table-cell>
          <table:table-cell table:style-name="ce108" table:formula="of:=[.P18]-[.I18]" office:value-type="float" office:value="-0.44" calcext:value-type="float">
            <text:p>-0.44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4" calcext:value-type="float">
            <text:p>0.4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O19]-[.S19]" office:value-type="float" office:value="-0.1" calcext:value-type="float">
            <text:p>-0.100</text:p>
          </table:table-cell>
          <table:table-cell table:style-name="ce108" table:formula="of:=[.P19]-[.I19]" office:value-type="float" office:value="0" calcext:value-type="float">
            <text:p>0.0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06" table:number-columns-repeated="2"/>
          <table:table-cell table:style-name="ce111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O20]-[.S20]" office:value-type="float" office:value="-110" calcext:value-type="float">
            <text:p>-110.000</text:p>
          </table:table-cell>
          <table:table-cell table:style-name="ce108" table:formula="of:=[.P20]-[.I20]" office:value-type="float" office:value="0" calcext:value-type="float">
            <text:p>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06" table:number-columns-repeated="2"/>
          <table:table-cell table:style-name="ce111" office:value-type="float" office:value="1.5" calcext:value-type="float">
            <text:p>1.500</text:p>
          </table:table-cell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O21]-[.S21]" office:value-type="float" office:value="0.5" calcext:value-type="float">
            <text:p>0.500</text:p>
          </table:table-cell>
          <table:table-cell table:style-name="ce108" table:formula="of:=[.P21]-[.I21]" office:value-type="float" office:value="0" calcext:value-type="float">
            <text:p>0.0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O22]-[.S22]" office:value-type="float" office:value="-50000" calcext:value-type="float">
            <text:p>-50000.000</text:p>
          </table:table-cell>
          <table:table-cell table:style-name="ce135" table:formula="of:=[.P22]-[.I22]" office:value-type="float" office:value="-79863.4625" calcext:value-type="float">
            <text:p>-79863.463</text:p>
          </table:table-cell>
          <table:table-cell table:style-name="ce135" table:formula="of:=[.Q22]-[.J22]" office:value-type="float" office:value="-368661.485" calcext:value-type="float">
            <text:p>-368661.485</text:p>
          </table:table-cell>
          <table:table-cell table:style-name="ce135" table:formula="of:=[.R22]-[.K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table:style-name="ce7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09" table:number-columns-repeated="2"/>
          <table:table-cell table:style-name="ce115" office:value-type="float" office:value="1.4" calcext:value-type="float">
            <text:p>1.400</text:p>
          </table:table-cell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O25]-[.S25]" office:value-type="float" office:value="0.2" calcext:value-type="float">
            <text:p>0.200</text:p>
          </table:table-cell>
          <table:table-cell table:style-name="ce108" table:formula="of:=[.P25]-[.I25]" office:value-type="float" office:value="0" calcext:value-type="float">
            <text:p>0.000</text:p>
          </table:table-cell>
          <table:table-cell table:style-name="ce108" table:formula="of:=[.Q25]-[.J25]" office:value-type="float" office:value="0" calcext:value-type="float">
            <text:p>0.000</text:p>
          </table:table-cell>
          <table:table-cell table:style-name="ce108" table:formula="of:=[.R25]-[.K25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06" table:number-columns-repeated="2"/>
          <table:table-cell table:style-name="ce112" office:value-type="float" office:value="0.2" calcext:value-type="float">
            <text:p>0.2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26]-[.S26]" office:value-type="float" office:value="0" calcext:value-type="float">
            <text:p>0.000</text:p>
          </table:table-cell>
          <table:table-cell table:style-name="ce108" table:formula="of:=[.P26]-[.I26]" office:value-type="float" office:value="0" calcext:value-type="float">
            <text:p>0.0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06" table:number-columns-repeated="2"/>
          <table:table-cell table:style-name="ce112" office:value-type="float" office:value="1.64366" calcext:value-type="float">
            <text:p>1.644</text:p>
          </table:table-cell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O27]-[.S27]" office:value-type="float" office:value="0" calcext:value-type="float">
            <text:p>0.000</text:p>
          </table:table-cell>
          <table:table-cell table:style-name="ce108" table:formula="of:=[.P27]-[.I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8]-[.S28]" office:value-type="float" office:value="0" calcext:value-type="float">
            <text:p>0.000</text:p>
          </table:table-cell>
          <table:table-cell table:style-name="ce108" table:formula="of:=[.P28]-[.I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9]-[.S29]" office:value-type="float" office:value="0" calcext:value-type="float">
            <text:p>0.000</text:p>
          </table:table-cell>
          <table:table-cell table:style-name="ce108" table:formula="of:=[.P29]-[.I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06" table:number-columns-repeated="2"/>
          <table:table-cell table:style-name="ce112" office:value-type="float" office:value="-0.01157" calcext:value-type="float">
            <text:p>-0.012</text:p>
          </table:table-cell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O30]-[.S30]" office:value-type="float" office:value="0" calcext:value-type="float">
            <text:p>0.000</text:p>
          </table:table-cell>
          <table:table-cell table:style-name="ce108" table:formula="of:=[.P30]-[.I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06" table:number-columns-repeated="2"/>
          <table:table-cell table:style-name="ce116" office:value-type="float" office:value="0.08" calcext:value-type="float">
            <text:p>0.08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O31]-[.S31]" office:value-type="float" office:value="-0.03" calcext:value-type="float">
            <text:p>-0.030</text:p>
          </table:table-cell>
          <table:table-cell table:style-name="ce108" table:formula="of:=[.P31]-[.I31]" office:value-type="float" office:value="0.03" calcext:value-type="float">
            <text:p>0.030</text:p>
          </table:table-cell>
          <table:table-cell table:style-name="ce108" table:formula="of:=[.Q31]-[.J31]" office:value-type="float" office:value="-1.34" calcext:value-type="float">
            <text:p>-1.340</text:p>
          </table:table-cell>
          <table:table-cell table:style-name="ce108" table:formula="of:=[.R31]-[.K31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06" table:number-columns-repeated="2"/>
          <table:table-cell table:style-name="ce113" office:value-type="float" office:value="0.0208" calcext:value-type="float">
            <text:p>0.021</text:p>
          </table:table-cell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O32]-[.S32]" office:value-type="float" office:value="0.0058" calcext:value-type="float">
            <text:p>0.006</text:p>
          </table:table-cell>
          <table:table-cell table:style-name="ce108" table:formula="of:=[.P32]-[.I32]" office:value-type="float" office:value="-0.0017532277238225" calcext:value-type="float">
            <text:p>-0.002</text:p>
          </table:table-cell>
          <table:table-cell table:style-name="ce108" table:formula="of:=[.Q32]-[.J32]" office:value-type="float" office:value="0" calcext:value-type="float">
            <text:p>0.000</text:p>
          </table:table-cell>
          <table:table-cell table:style-name="ce108" table:formula="of:=[.R32]-[.K32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I37]" office:value-type="float" office:value="0.3" calcext:value-type="float">
            <text:p>0.300</text:p>
          </table:table-cell>
          <table:table-cell table:style-name="ce82" table:formula="of:=[.J37]" office:value-type="float" office:value="0.3" calcext:value-type="float">
            <text:p>0.300</text:p>
          </table:table-cell>
          <table:table-cell table:style-name="ce82" table:formula="of:=[.K37]" office:value-type="float" office:value="0.3" calcext:value-type="float">
            <text:p>0.300</text:p>
          </table:table-cell>
          <table:table-cell table:style-name="ce82" table:number-columns-repeated="2"/>
          <table:table-cell table:style-name="ce82" table:formula="of:=[.L37]" office:value-type="float" office:value="0.3" calcext:value-type="float">
            <text:p>0.300</text:p>
          </table:table-cell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O37]-[.S37]" office:value-type="float" office:value="-0.1" calcext:value-type="float">
            <text:p>-0.100</text:p>
          </table:table-cell>
          <table:table-cell table:style-name="ce135" table:formula="of:=[.P37]-[.I37]" office:value-type="float" office:value="0" calcext:value-type="float">
            <text:p>0.000</text:p>
          </table:table-cell>
          <table:table-cell table:style-name="ce135" table:formula="of:=[.Q37]-[.J37]" office:value-type="float" office:value="0" calcext:value-type="float">
            <text:p>0.000</text:p>
          </table:table-cell>
          <table:table-cell table:style-name="ce135" table:formula="of:=[.R37]-[.K37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O38]-[.S38]" office:value-type="float" office:value="0.1" calcext:value-type="float">
            <text:p>0.100</text:p>
          </table:table-cell>
          <table:table-cell table:style-name="ce135" table:formula="of:=[.P38]-[.I38]" office:value-type="float" office:value="0.3" calcext:value-type="float">
            <text:p>0.300</text:p>
          </table:table-cell>
          <table:table-cell table:style-name="ce135" table:formula="of:=[.Q38]-[.J38]" office:value-type="float" office:value="0.3" calcext:value-type="float">
            <text:p>0.300</text:p>
          </table:table-cell>
          <table:table-cell table:style-name="ce135" table:formula="of:=[.R38]-[.K38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06" table:number-columns-repeated="2"/>
          <table:table-cell table:style-name="ce111" office:value-type="float" office:value="0.8" calcext:value-type="float">
            <text:p>0.8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39]-[.S39]" office:value-type="float" office:value="0" calcext:value-type="float">
            <text:p>0.000</text:p>
          </table:table-cell>
          <table:table-cell table:style-name="ce108" table:formula="of:=[.P39]-[.I39]" office:value-type="float" office:value="0" calcext:value-type="float">
            <text:p>0.000</text:p>
          </table:table-cell>
          <table:table-cell table:style-name="ce108" table:formula="of:=[.Q39]-[.J39]" office:value-type="float" office:value="0" calcext:value-type="float">
            <text:p>0.000</text:p>
          </table:table-cell>
          <table:table-cell table:style-name="ce108" table:formula="of:=[.R39]-[.K39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40]-[.S40]" office:value-type="float" office:value="-40" calcext:value-type="float">
            <text:p>-40.000</text:p>
          </table:table-cell>
          <table:table-cell table:style-name="ce108" table:formula="of:=[.P40]-[.I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06" table:number-columns-repeated="2"/>
          <table:table-cell table:style-name="ce119" office:value-type="float" office:value="0.0628" calcext:value-type="float">
            <text:p>0.063</text:p>
          </table:table-cell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O41]-[.S41]" office:value-type="float" office:value="0" calcext:value-type="float">
            <text:p>0.000</text:p>
          </table:table-cell>
          <table:table-cell table:style-name="ce108" table:formula="of:=[.P41]-[.I41]" office:value-type="float" office:value="0" calcext:value-type="float">
            <text:p>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06" table:number-columns-repeated="2"/>
          <table:table-cell table:style-name="ce119" office:value-type="float" office:value="2.584" calcext:value-type="float">
            <text:p>2.584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O42]-[.S42]" office:value-type="float" office:value="0" calcext:value-type="float">
            <text:p>0.000</text:p>
          </table:table-cell>
          <table:table-cell table:style-name="ce108" table:formula="of:=[.P42]-[.I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3]-[.S43]" office:value-type="float" office:value="10998.9" calcext:value-type="float">
            <text:p>10998.900</text:p>
          </table:table-cell>
          <table:table-cell table:style-name="ce108" table:formula="of:=[.P43]-[.I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4]-[.S44]" office:value-type="float" office:value="10998.9" calcext:value-type="float">
            <text:p>10998.900</text:p>
          </table:table-cell>
          <table:table-cell table:style-name="ce108" table:formula="of:=[.P44]-[.I44]" office:value-type="float" office:value="0" calcext:value-type="float">
            <text:p>0.0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06" table:number-columns-repeated="2"/>
          <table:table-cell table:style-name="ce119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45]-[.S45]" office:value-type="float" office:value="0" calcext:value-type="float">
            <text:p>0.000</text:p>
          </table:table-cell>
          <table:table-cell table:style-name="ce108" table:formula="of:=[.P45]-[.I45]" office:value-type="float" office:value="0" calcext:value-type="float">
            <text:p>0.0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O46]-[.S46]" office:value-type="float" office:value="0" calcext:value-type="float">
            <text:p>0.000</text:p>
          </table:table-cell>
          <table:table-cell table:style-name="ce108" table:formula="of:=[.P46]-[.I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7]-[.S47]" office:value-type="float" office:value="10998.9" calcext:value-type="float">
            <text:p>10998.900</text:p>
          </table:table-cell>
          <table:table-cell table:style-name="ce108" table:formula="of:=[.P47]-[.I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06" table:number-columns-repeated="2"/>
          <table:table-cell table:style-name="ce112" office:value-type="float" office:value="46.5041" calcext:value-type="float">
            <text:p>46.504</text:p>
          </table:table-cell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O48]-[.S48]" office:value-type="float" office:value="0" calcext:value-type="float">
            <text:p>0.000</text:p>
          </table:table-cell>
          <table:table-cell table:style-name="ce108" table:formula="of:=[.P48]-[.I48]" office:value-type="float" office:value="0" calcext:value-type="float">
            <text:p>0.0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2" office:value-type="float" office:value="0.855482" calcext:value-type="float">
            <text:p>0.855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O49]-[.S49]" office:value-type="float" office:value="0" calcext:value-type="float">
            <text:p>0.000</text:p>
          </table:table-cell>
          <table:table-cell table:style-name="ce135" table:formula="of:=[.P49]-[.I49]" office:value-type="float" office:value="-10998.9" calcext:value-type="float">
            <text:p>-10998.900</text:p>
          </table:table-cell>
          <table:table-cell table:style-name="ce135" table:formula="of:=[.Q49]-[.J49]" office:value-type="float" office:value="-10998.9" calcext:value-type="float">
            <text:p>-10998.900</text:p>
          </table:table-cell>
          <table:table-cell table:style-name="ce135" table:formula="of:=[.R49]-[.K49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06" table:number-columns-repeated="2"/>
          <table:table-cell table:style-name="ce118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50]-[.S50]" office:value-type="float" office:value="-10" calcext:value-type="float">
            <text:p>-10.000</text:p>
          </table:table-cell>
          <table:table-cell table:style-name="ce108" table:formula="of:=[.P50]-[.I50]" office:value-type="float" office:value="0" calcext:value-type="float">
            <text:p>0.000</text:p>
          </table:table-cell>
          <table:table-cell table:style-name="ce108" table:formula="of:=[.Q50]-[.J50]" office:value-type="float" office:value="0" calcext:value-type="float">
            <text:p>0.000</text:p>
          </table:table-cell>
          <table:table-cell table:style-name="ce108" table:formula="of:=[.R50]-[.K5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1]-[.S51]" office:value-type="float" office:value="0" calcext:value-type="float">
            <text:p>0.000</text:p>
          </table:table-cell>
          <table:table-cell table:style-name="ce108" table:formula="of:=[.P51]-[.I51]" office:value-type="float" office:value="0" calcext:value-type="float">
            <text:p>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2]-[.S52]" office:value-type="float" office:value="0" calcext:value-type="float">
            <text:p>0.000</text:p>
          </table:table-cell>
          <table:table-cell table:style-name="ce108" table:formula="of:=[.P52]-[.I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117" office:value-type="float" office:value="0.432277013321873" calcext:value-type="float">
            <text:p>0.432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O53]-[.S53]" office:value-type="float" office:value="0" calcext:value-type="float">
            <text:p>0.000</text:p>
          </table:table-cell>
          <table:table-cell table:style-name="ce108" table:formula="of:=[.P53]-[.I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82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O54]-[.S54]" office:value-type="float" office:value="-0.6" calcext:value-type="float">
            <text:p>-0.600</text:p>
          </table:table-cell>
          <table:table-cell table:style-name="ce108" table:formula="of:=[.P54]-[.I54]" office:value-type="float" office:value="0.6" calcext:value-type="float">
            <text:p>0.600</text:p>
          </table:table-cell>
          <table:table-cell table:style-name="ce108" table:formula="of:=[.Q54]-[.J54]" office:value-type="float" office:value="0.6" calcext:value-type="float">
            <text:p>0.600</text:p>
          </table:table-cell>
          <table:table-cell table:style-name="ce108" table:formula="of:=[.R54]-[.K54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17" office:value-type="float" office:value="0.0008" calcext:value-type="float">
            <text:p>0.001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O55]-[.S55]" office:value-type="float" office:value="-0.2992" calcext:value-type="float">
            <text:p>-0.299</text:p>
          </table:table-cell>
          <table:table-cell table:style-name="ce135" table:formula="of:=[.P55]-[.I55]" office:value-type="float" office:value="0.0792" calcext:value-type="float">
            <text:p>0.079</text:p>
          </table:table-cell>
          <table:table-cell table:style-name="ce135" table:formula="of:=[.Q55]-[.J55]" office:value-type="float" office:value="0.0792" calcext:value-type="float">
            <text:p>0.079</text:p>
          </table:table-cell>
          <table:table-cell table:style-name="ce135" table:formula="of:=[.R55]-[.K55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17" office:value-type="float" office:value="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O56]-[.S56]" office:value-type="float" office:value="0.0001" calcext:value-type="float">
            <text:p>0.000</text:p>
          </table:table-cell>
          <table:table-cell table:style-name="ce108" table:formula="of:=[.P56]-[.I56]" office:value-type="float" office:value="-0.0001" calcext:value-type="float">
            <text:p>0.000</text:p>
          </table:table-cell>
          <table:table-cell table:style-name="ce108" table:formula="of:=[.Q56]-[.J56]" office:value-type="float" office:value="-0.0001" calcext:value-type="float">
            <text:p>0.000</text:p>
          </table:table-cell>
          <table:table-cell table:style-name="ce108" table:formula="of:=[.R56]-[.K56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06" table:number-columns-repeated="2"/>
          <table:table-cell table:style-name="ce117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57]-[.S57]" office:value-type="float" office:value="0" calcext:value-type="float">
            <text:p>0.000</text:p>
          </table:table-cell>
          <table:table-cell table:style-name="ce108" table:formula="of:=[.P57]-[.I57]" office:value-type="float" office:value="0" calcext:value-type="float">
            <text:p>0.000</text:p>
          </table:table-cell>
          <table:table-cell table:style-name="ce108" table:formula="of:=[.Q57]-[.J57]" office:value-type="float" office:value="0" calcext:value-type="float">
            <text:p>0.000</text:p>
          </table:table-cell>
          <table:table-cell table:style-name="ce108" table:formula="of:=[.R57]-[.K57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06" table:number-columns-repeated="2"/>
          <table:table-cell table:style-name="ce117" office:value-type="float" office:value="0.046" calcext:value-type="float">
            <text:p>0.046</text:p>
          </table:table-cell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O58]-[.S58]" office:value-type="float" office:value="-0.364" calcext:value-type="float">
            <text:p>-0.364</text:p>
          </table:table-cell>
          <table:table-cell table:style-name="ce108" table:formula="of:=[.P58]-[.I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17" office:value-type="float" office:value="0.11" calcext:value-type="float">
            <text:p>0.11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O59]-[.S59]" office:value-type="float" office:value="0.03" calcext:value-type="float">
            <text:p>0.030</text:p>
          </table:table-cell>
          <table:table-cell table:style-name="ce108" table:formula="of:=[.P59]-[.I59]" office:value-type="float" office:value="0" calcext:value-type="float">
            <text:p>0.000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17" office:value-type="float" office:value="0.33" calcext:value-type="float">
            <text:p>0.33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O60]-[.S60]" office:value-type="float" office:value="-0.1" calcext:value-type="float">
            <text:p>-0.100</text:p>
          </table:table-cell>
          <table:table-cell table:style-name="ce108" table:formula="of:=[.P60]-[.I60]" office:value-type="float" office:value="0" calcext:value-type="float">
            <text:p>0.00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17" office:value-type="float" office:value="0.06" calcext:value-type="float">
            <text:p>0.060</text:p>
          </table:table-cell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O61]-[.S61]" office:value-type="float" office:value="0" calcext:value-type="float">
            <text:p>0.000</text:p>
          </table:table-cell>
          <table:table-cell table:style-name="ce108" table:formula="of:=[.P61]-[.I61]" office:value-type="float" office:value="0" calcext:value-type="float">
            <text:p>0.0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17" office:value-type="float" office:value="0.49" calcext:value-type="float">
            <text:p>0.490</text:p>
          </table:table-cell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O62]-[.S62]" office:value-type="float" office:value="0" calcext:value-type="float">
            <text:p>0.000</text:p>
          </table:table-cell>
          <table:table-cell table:style-name="ce108" table:formula="of:=[.P62]-[.I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17" office:value-type="float" office:value="0.21" calcext:value-type="float">
            <text:p>0.210</text:p>
          </table:table-cell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O63]-[.S63]" office:value-type="float" office:value="0" calcext:value-type="float">
            <text:p>0.000</text:p>
          </table:table-cell>
          <table:table-cell table:style-name="ce108" table:formula="of:=[.P63]-[.I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17" office:value-type="float" office:value="0.04" calcext:value-type="float">
            <text:p>0.040</text:p>
          </table:table-cell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O64]-[.S64]" office:value-type="float" office:value="0" calcext:value-type="float">
            <text:p>0.000</text:p>
          </table:table-cell>
          <table:table-cell table:style-name="ce108" table:formula="of:=[.P64]-[.I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65]-[.S65]" office:value-type="float" office:value="0.007" calcext:value-type="float">
            <text:p>0.007</text:p>
          </table:table-cell>
          <table:table-cell table:style-name="ce108" table:formula="of:=[.P65]-[.I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06" table:number-columns-repeated="2"/>
          <table:table-cell table:style-name="ce112" office:value-type="float" office:value="8.88" calcext:value-type="float">
            <text:p>8.880</text:p>
          </table:table-cell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O66]-[.S66]" office:value-type="float" office:value="0" calcext:value-type="float">
            <text:p>0.000</text:p>
          </table:table-cell>
          <table:table-cell table:style-name="ce108" table:formula="of:=[.P66]-[.I66]" office:value-type="float" office:value="0" calcext:value-type="float">
            <text:p>0.000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06" table:number-columns-repeated="2"/>
          <table:table-cell table:style-name="ce117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O67]-[.S67]" office:value-type="float" office:value="-0.0007" calcext:value-type="float">
            <text:p>-0.001</text:p>
          </table:table-cell>
          <table:table-cell table:style-name="ce108" table:formula="of:=[.P67]-[.I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06" table:number-columns-repeated="2"/>
          <table:table-cell table:style-name="ce113" office:value-type="float" office:value="0.7" calcext:value-type="float">
            <text:p>0.700</text:p>
          </table:table-cell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O68]-[.S68]" office:value-type="float" office:value="-0.0199999999999999" calcext:value-type="float">
            <text:p>-0.020</text:p>
          </table:table-cell>
          <table:table-cell table:style-name="ce108" table:formula="of:=[.P68]-[.I68]" office:value-type="float" office:value="0" calcext:value-type="float">
            <text:p>0.000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72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06" table:number-columns-repeated="2"/>
          <table:table-cell table:style-name="ce117" office:value-type="float" office:value="1.5" calcext:value-type="float">
            <text:p>1.5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0]-[.S70]" office:value-type="float" office:value="-1.5" calcext:value-type="float">
            <text:p>-1.500</text:p>
          </table:table-cell>
          <table:table-cell table:style-name="ce108" table:formula="of:=[.P70]-[.I70]" office:value-type="float" office:value="0" calcext:value-type="float">
            <text:p>0.000</text:p>
          </table:table-cell>
          <table:table-cell table:style-name="ce108" table:formula="of:=[.Q70]-[.J70]" office:value-type="float" office:value="0" calcext:value-type="float">
            <text:p>0.000</text:p>
          </table:table-cell>
          <table:table-cell table:style-name="ce108" table:formula="of:=[.R70]-[.K70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06" table:number-columns-repeated="2"/>
          <table:table-cell table:style-name="ce120" office:value-type="float" office:value="7" calcext:value-type="float">
            <text:p>7.000</text:p>
          </table:table-cell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O71]-[.S71]" office:value-type="float" office:value="0" calcext:value-type="float">
            <text:p>0.000</text:p>
          </table:table-cell>
          <table:table-cell table:style-name="ce108" table:formula="of:=[.P71]-[.I71]" office:value-type="float" office:value="0" calcext:value-type="float">
            <text:p>0.0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0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72]-[.S72]" office:value-type="float" office:value="0" calcext:value-type="float">
            <text:p>0.000</text:p>
          </table:table-cell>
          <table:table-cell table:style-name="ce108" table:formula="of:=[.P72]-[.I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06" table:number-columns-repeated="2"/>
          <table:table-cell table:style-name="ce117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73]-[.S73]" office:value-type="float" office:value="0" calcext:value-type="float">
            <text:p>0.000</text:p>
          </table:table-cell>
          <table:table-cell table:style-name="ce108" table:formula="of:=[.P73]-[.I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number-columns-repeated="2"/>
          <table:table-cell table:style-name="ce89" table:formula="of:=[.$I$28]" office:value-type="float" office:value="0.7" calcext:value-type="float">
            <text:p>0.7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4]-[.S74]" office:value-type="float" office:value="-2.3" calcext:value-type="float">
            <text:p>-2.300</text:p>
          </table:table-cell>
          <table:table-cell table:style-name="ce135" table:formula="of:=[.P74]-[.I74]" office:value-type="float" office:value="0" calcext:value-type="float">
            <text:p>0.000</text:p>
          </table:table-cell>
          <table:table-cell table:style-name="ce135" table:formula="of:=[.Q74]-[.J74]" office:value-type="float" office:value="2.3" calcext:value-type="float">
            <text:p>2.300</text:p>
          </table:table-cell>
          <table:table-cell table:style-name="ce135" table:formula="of:=[.R74]-[.K74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110" office:value-type="string" calcext:value-type="string">
            <text:p>constrain</text:p>
          </table:table-cell>
          <table:table-cell table:style-name="ce98" table:number-columns-repeated="2"/>
          <table:table-cell table:style-name="ce72"/>
          <table:table-cell table:number-columns-repeated="2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question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ineq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6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82" office:value-type="float" office:value="0" calcext:value-type="float">
            <text:p>0.000</text:p>
          </table:table-cell>
          <table:table-cell table:style-name="ce89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6" table:number-columns-repeated="2"/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N4]-[.T4]" office:value-type="float" office:value="-0.1" calcext:value-type="float">
            <text:p>-0.100</text:p>
          </table:table-cell>
          <table:table-cell table:style-name="ce108" table:formula="of:=[.Q4]-[.J4]" office:value-type="float" office:value="0.0903337023034692" calcext:value-type="float">
            <text:p>0.090</text:p>
          </table:table-cell>
          <table:table-cell table:style-name="ce108" table:formula="of:=[.R4]-[.K4]" office:value-type="float" office:value="0.0903337023034692" calcext:value-type="float">
            <text:p>0.090</text:p>
          </table:table-cell>
          <table:table-cell table:style-name="ce108" table:formula="of:=[.S4]-[.L4]" office:value-type="float" office:value="0.0903337023034692" calcext:value-type="float">
            <text:p>0.09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5]-[.T5]" office:value-type="float" office:value="0.3" calcext:value-type="float">
            <text:p>0.3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08" table:formula="of:=[.S5]-[.L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This should probably be reset for the conifer pfts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8"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12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6]-[.T6]" office:value-type="float" office:value="-0.210905" calcext:value-type="float">
            <text:p>-0.211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08" table:formula="of:=[.S6]-[.L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1" office:value-type="float" office:value="0.2" calcext:value-type="float">
            <text:p>0.200</text:p>
          </table:table-cell>
          <table:table-cell table:style-name="ce82" table:number-columns-repeated="2"/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1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06" table:number-columns-repeated="2"/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N8]-[.T8]" office:value-type="float" office:value="-0.112" calcext:value-type="float">
            <text:p>-0.112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08" table:formula="of:=[.R8]-[.K8]" office:value-type="float" office:value="0" calcext:value-type="float">
            <text:p>0.000</text:p>
          </table:table-cell>
          <table:table-cell table:style-name="ce136" table:formula="of:=[.S8]-[.L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5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N10]-[.T10]" office:value-type="float" office:value="0" calcext:value-type="float">
            <text:p>0.000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08" table:formula="of:=[.S10]-[.L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Q11]-[.J11]" office:value-type="float" office:value="14.945" calcext:value-type="float">
            <text:p>14.945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35" table:formula="of:=[.S11]-[.L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Q12]-[.J12]" office:value-type="float" office:value="-1499" calcext:value-type="float">
            <text:p>-1499.000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08" table:formula="of:=[.S12]-[.L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11" office:value-type="float" office:value="0.004" calcext:value-type="float">
            <text:p>0.004</text:p>
          </table:table-cell>
          <table:table-cell table:style-name="ce106" table:number-columns-repeated="2"/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N13]-[.T13]" office:value-type="float" office:value="-0.01" calcext:value-type="float">
            <text:p>-0.010</text:p>
          </table:table-cell>
          <table:table-cell table:style-name="ce108" table:formula="of:=[.Q13]-[.J13]" office:value-type="float" office:value="0.0035" calcext:value-type="float">
            <text:p>0.004</text:p>
          </table:table-cell>
          <table:table-cell table:style-name="ce135" table:formula="of:=[.R13]-[.K13]" office:value-type="float" office:value="0.004" calcext:value-type="float">
            <text:p>0.004</text:p>
          </table:table-cell>
          <table:table-cell table:style-name="ce108" table:formula="of:=[.S13]-[.L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14]-[.T14]" office:value-type="float" office:value="0.007" calcext:value-type="float">
            <text:p>0.007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08" table:formula="of:=[.S14]-[.L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78"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4" office:value-type="float" office:value="61" calcext:value-type="float">
            <text:p>61.000</text:p>
          </table:table-cell>
          <table:table-cell table:style-name="ce106" table:number-columns-repeated="2"/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N15]-[.T15]" office:value-type="float" office:value="1" calcext:value-type="float">
            <text:p>1.000</text:p>
          </table:table-cell>
          <table:table-cell table:style-name="ce108" table:formula="of:=[.Q15]-[.J15]" office:value-type="float" office:value="1.4460938761942" calcext:value-type="float">
            <text:p>1.446</text:p>
          </table:table-cell>
          <table:table-cell table:style-name="ce135" table:formula="of:=[.R15]-[.K15]" office:value-type="float" office:value="-7" calcext:value-type="float">
            <text:p>-7.000</text:p>
          </table:table-cell>
          <table:table-cell table:style-name="ce108" table:formula="of:=[.S15]-[.L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16]-[.T16]" office:value-type="float" office:value="0.1" calcext:value-type="float">
            <text:p>0.100</text:p>
          </table:table-cell>
          <table:table-cell table:style-name="ce108" table:formula="of:=[.Q16]-[.J16]" office:value-type="float" office:value="0.144678182946518" calcext:value-type="float">
            <text:p>0.145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08" table:formula="of:=[.S16]-[.L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0.99" calcext:value-type="float">
            <text:p>0.99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51" calcext:value-type="float">
            <text:p>0.510</text:p>
          </table:table-cell>
          <table:table-cell table:style-name="ce106" table:number-columns-repeated="2"/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N18]-[.T18]" office:value-type="float" office:value="0" calcext:value-type="float">
            <text:p>0.00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08" table:formula="of:=[.S18]-[.L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4" calcext:value-type="float">
            <text:p>0.4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N19]-[.T19]" office:value-type="float" office:value="-0.1" calcext:value-type="float">
            <text:p>-0.1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08" table:formula="of:=[.S19]-[.L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11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06" table:number-columns-repeated="2"/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N20]-[.T20]" office:value-type="float" office:value="-110" calcext:value-type="float">
            <text:p>-11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08" table:formula="of:=[.S20]-[.L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N21]-[.T21]" office:value-type="float" office:value="0.5" calcext:value-type="float">
            <text:p>0.5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08" table:formula="of:=[.S21]-[.L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/>
          <table:table-cell table:style-name="ce78" office:value-type="string" calcext:value-type="string">
            <text:p>constant</text:p>
          </table:table-cell>
          <table:table-cell table:style-name="ce143" office:value-type="string" calcext:value-type="string">
            <text:p>fates_nonhydro_smpsc</text:p>
          </table:table-cell>
          <table:table-cell table:style-name="ce83" office:value-type="float" office:value="-2351" calcext:value-type="float">
            <text:p>-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N22]-[.T22]" office:value-type="float" office:value="-50000" calcext:value-type="float">
            <text:p>-50000.000</text:p>
          </table:table-cell>
          <table:table-cell table:style-name="ce135" table:formula="of:=[.Q22]-[.J22]" office:value-type="float" office:value="-329863.4625" calcext:value-type="float">
            <text:p>-329863.463</text:p>
          </table:table-cell>
          <table:table-cell table:style-name="ce135" table:formula="of:=[.R22]-[.K22]" office:value-type="float" office:value="-368661.485" calcext:value-type="float">
            <text:p>-368661.485</text:p>
          </table:table-cell>
          <table:table-cell table:style-name="ce135" table:formula="of:=[.S22]-[.L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number-columns-repeated="2"/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78" office:value-type="string" calcext:value-type="string">
            <text:p>perturb</text:p>
          </table:table-cell>
          <table:table-cell table:style-name="ce75" office:value-type="string" calcext:value-type="string">
            <text:p>fates_frag_maxdecomp</text:p>
          </table:table-cell>
          <table:table-cell table:number-columns-repeated="5"/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15" office:value-type="float" office:value="1.4" calcext:value-type="float">
            <text:p>1.400</text:p>
          </table:table-cell>
          <table:table-cell table:style-name="ce109" table:number-columns-repeated="2"/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N26]-[.T26]" office:value-type="float" office:value="0.2" calcext:value-type="float">
            <text:p>0.2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08" table:formula="of:=[.S26]-[.L26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27]-[.T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08" table:formula="of:=[.S27]-[.L27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12" office:value-type="float" office:value="1.64366" calcext:value-type="float">
            <text:p>1.644</text:p>
          </table:table-cell>
          <table:table-cell table:style-name="ce106" table:number-columns-repeated="2"/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N28]-[.T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08" table:formula="of:=[.S28]-[.L28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9]-[.T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08" table:formula="of:=[.S29]-[.L29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30]-[.T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08" table:formula="of:=[.S30]-[.L30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12" office:value-type="float" office:value="-0.01157" calcext:value-type="float">
            <text:p>-0.012</text:p>
          </table:table-cell>
          <table:table-cell table:style-name="ce106" table:number-columns-repeated="2"/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N31]-[.T31]" office:value-type="float" office:value="0" calcext:value-type="float">
            <text:p>0.000</text:p>
          </table:table-cell>
          <table:table-cell table:style-name="ce108" table:formula="of:=[.Q31]-[.J31]" office:value-type="float" office:value="0" calcext:value-type="float">
            <text:p>0.000</text:p>
          </table:table-cell>
          <table:table-cell table:style-name="ce108" table:formula="of:=[.R31]-[.K31]" office:value-type="float" office:value="0" calcext:value-type="float">
            <text:p>0.000</text:p>
          </table:table-cell>
          <table:table-cell table:style-name="ce108" table:formula="of:=[.S31]-[.L31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J$49]" office:value-type="float" office:value="1.45" calcext:value-type="float">
            <text:p>1.450</text:p>
          </table:table-cell>
          <table:table-cell table:style-name="ce90" table:formula="of:=[.$J$49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16" office:value-type="float" office:value="0.08" calcext:value-type="float">
            <text:p>0.080</text:p>
          </table:table-cell>
          <table:table-cell table:style-name="ce106" table:number-columns-repeated="2"/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N32]-[.T32]" office:value-type="float" office:value="-0.03" calcext:value-type="float">
            <text:p>-0.030</text:p>
          </table:table-cell>
          <table:table-cell table:style-name="ce108" table:formula="of:=[.Q32]-[.J32]" office:value-type="float" office:value="0.03" calcext:value-type="float">
            <text:p>0.030</text:p>
          </table:table-cell>
          <table:table-cell table:style-name="ce108" table:formula="of:=[.R32]-[.K32]" office:value-type="float" office:value="-1.34" calcext:value-type="float">
            <text:p>-1.340</text:p>
          </table:table-cell>
          <table:table-cell table:style-name="ce108" table:formula="of:=[.S32]-[.L32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3" office:value-type="float" office:value="0.0208" calcext:value-type="float">
            <text:p>0.021</text:p>
          </table:table-cell>
          <table:table-cell table:style-name="ce106" table:number-columns-repeated="2"/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N33]-[.T33]" office:value-type="float" office:value="0.0058" calcext:value-type="float">
            <text:p>0.006</text:p>
          </table:table-cell>
          <table:table-cell table:style-name="ce108" table:formula="of:=[.Q33]-[.J33]" office:value-type="float" office:value="-0.0017532277238225" calcext:value-type="float">
            <text:p>-0.002</text:p>
          </table:table-cell>
          <table:table-cell table:style-name="ce108" table:formula="of:=[.R33]-[.K33]" office:value-type="float" office:value="0" calcext:value-type="float">
            <text:p>0.000</text:p>
          </table:table-cell>
          <table:table-cell table:style-name="ce108" table:formula="of:=[.S33]-[.L33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J38]" office:value-type="float" office:value="0.3" calcext:value-type="float">
            <text:p>0.300</text:p>
          </table:table-cell>
          <table:table-cell table:style-name="ce82" table:formula="of:=[.K38]" office:value-type="float" office:value="0.3" calcext:value-type="float">
            <text:p>0.300</text:p>
          </table:table-cell>
          <table:table-cell table:style-name="ce82" table:formula="of:=[.L38]" office:value-type="float" office:value="0.3" calcext:value-type="float">
            <text:p>0.300</text:p>
          </table:table-cell>
          <table:table-cell table:style-name="ce82" table:formula="of:=[.M38]" office:value-type="float" office:value="0.3" calcext:value-type="float">
            <text:p>0.300</text:p>
          </table:table-cell>
          <table:table-cell table:style-name="ce82" table:number-columns-repeated="2"/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N38]-[.T38]" office:value-type="float" office:value="-0.1" calcext:value-type="float">
            <text:p>-0.100</text:p>
          </table:table-cell>
          <table:table-cell table:style-name="ce135" table:formula="of:=[.Q38]-[.J38]" office:value-type="float" office:value="0" calcext:value-type="float">
            <text:p>0.000</text:p>
          </table:table-cell>
          <table:table-cell table:style-name="ce135" table:formula="of:=[.R38]-[.K38]" office:value-type="float" office:value="0" calcext:value-type="float">
            <text:p>0.000</text:p>
          </table:table-cell>
          <table:table-cell table:style-name="ce135" table:formula="of:=[.S38]-[.L38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N39]-[.T39]" office:value-type="float" office:value="0.1" calcext:value-type="float">
            <text:p>0.100</text:p>
          </table:table-cell>
          <table:table-cell table:style-name="ce135" table:formula="of:=[.Q39]-[.J39]" office:value-type="float" office:value="0.3" calcext:value-type="float">
            <text:p>0.300</text:p>
          </table:table-cell>
          <table:table-cell table:style-name="ce135" table:formula="of:=[.R39]-[.K39]" office:value-type="float" office:value="0.3" calcext:value-type="float">
            <text:p>0.300</text:p>
          </table:table-cell>
          <table:table-cell table:style-name="ce135" table:formula="of:=[.S39]-[.L39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1" office:value-type="float" office:value="0.8" calcext:value-type="float">
            <text:p>0.800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40]-[.T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08" table:formula="of:=[.S40]-[.L40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41]-[.T41]" office:value-type="float" office:value="-40" calcext:value-type="float">
            <text:p>-4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08" table:formula="of:=[.S41]-[.L41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19" office:value-type="float" office:value="0.0628" calcext:value-type="float">
            <text:p>0.063</text:p>
          </table:table-cell>
          <table:table-cell table:style-name="ce106" table:number-columns-repeated="2"/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N42]-[.T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08" table:formula="of:=[.S42]-[.L42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19" office:value-type="float" office:value="2.584" calcext:value-type="float">
            <text:p>2.584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N43]-[.T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08" table:formula="of:=[.S43]-[.L43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4]-[.T44]" office:value-type="float" office:value="10998.9" calcext:value-type="float">
            <text:p>10998.9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08" table:formula="of:=[.S44]-[.L44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5]-[.T45]" office:value-type="float" office:value="10998.9" calcext:value-type="float">
            <text:p>10998.9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08" table:formula="of:=[.S45]-[.L45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19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46]-[.T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08" table:formula="of:=[.S46]-[.L46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N47]-[.T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08" table:formula="of:=[.S47]-[.L47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8]-[.T48]" office:value-type="float" office:value="10998.9" calcext:value-type="float">
            <text:p>10998.9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08" table:formula="of:=[.S48]-[.L48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12" office:value-type="float" office:value="46.5041" calcext:value-type="float">
            <text:p>46.504</text:p>
          </table:table-cell>
          <table:table-cell table:style-name="ce106" table:number-columns-repeated="2"/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N49]-[.T49]" office:value-type="float" office:value="0" calcext:value-type="float">
            <text:p>0.000</text:p>
          </table:table-cell>
          <table:table-cell table:style-name="ce108" table:formula="of:=[.Q49]-[.J49]" office:value-type="float" office:value="0" calcext:value-type="float">
            <text:p>0.000</text:p>
          </table:table-cell>
          <table:table-cell table:style-name="ce108" table:formula="of:=[.R49]-[.K49]" office:value-type="float" office:value="0" calcext:value-type="float">
            <text:p>0.000</text:p>
          </table:table-cell>
          <table:table-cell table:style-name="ce108" table:formula="of:=[.S49]-[.L49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2" office:value-type="float" office:value="0.855482" calcext:value-type="float">
            <text:p>0.855</text:p>
          </table:table-cell>
          <table:table-cell table:style-name="ce106" table:number-columns-repeated="2"/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N50]-[.T50]" office:value-type="float" office:value="0" calcext:value-type="float">
            <text:p>0.000</text:p>
          </table:table-cell>
          <table:table-cell table:style-name="ce135" table:formula="of:=[.Q50]-[.J50]" office:value-type="float" office:value="-10998.9" calcext:value-type="float">
            <text:p>-10998.900</text:p>
          </table:table-cell>
          <table:table-cell table:style-name="ce135" table:formula="of:=[.R50]-[.K50]" office:value-type="float" office:value="-10998.9" calcext:value-type="float">
            <text:p>-10998.900</text:p>
          </table:table-cell>
          <table:table-cell table:style-name="ce135" table:formula="of:=[.S50]-[.L50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18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06" table:number-columns-repeated="2"/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51]-[.T51]" office:value-type="float" office:value="-10" calcext:value-type="float">
            <text:p>-1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08" table:formula="of:=[.S51]-[.L51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2]-[.T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08" table:formula="of:=[.S52]-[.L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3]-[.T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108" table:formula="of:=[.S53]-[.L53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17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N54]-[.T54]" office:value-type="float" office:value="0" calcext:value-type="float">
            <text:p>0.000</text:p>
          </table:table-cell>
          <table:table-cell table:style-name="ce108" table:formula="of:=[.Q54]-[.J54]" office:value-type="float" office:value="0" calcext:value-type="float">
            <text:p>0.000</text:p>
          </table:table-cell>
          <table:table-cell table:style-name="ce108" table:formula="of:=[.R54]-[.K54]" office:value-type="float" office:value="0" calcext:value-type="float">
            <text:p>0.000</text:p>
          </table:table-cell>
          <table:table-cell table:style-name="ce108" table:formula="of:=[.S54]-[.L54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N55]-[.T55]" office:value-type="float" office:value="-0.6" calcext:value-type="float">
            <text:p>-0.600</text:p>
          </table:table-cell>
          <table:table-cell table:style-name="ce108" table:formula="of:=[.Q55]-[.J55]" office:value-type="float" office:value="0.6" calcext:value-type="float">
            <text:p>0.600</text:p>
          </table:table-cell>
          <table:table-cell table:style-name="ce108" table:formula="of:=[.R55]-[.K55]" office:value-type="float" office:value="0.6" calcext:value-type="float">
            <text:p>0.600</text:p>
          </table:table-cell>
          <table:table-cell table:style-name="ce108" table:formula="of:=[.S55]-[.L55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17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N56]-[.T56]" office:value-type="float" office:value="-0.2992" calcext:value-type="float">
            <text:p>-0.299</text:p>
          </table:table-cell>
          <table:table-cell table:style-name="ce135" table:formula="of:=[.Q56]-[.J56]" office:value-type="float" office:value="0.0792" calcext:value-type="float">
            <text:p>0.079</text:p>
          </table:table-cell>
          <table:table-cell table:style-name="ce135" table:formula="of:=[.R56]-[.K56]" office:value-type="float" office:value="0.0792" calcext:value-type="float">
            <text:p>0.079</text:p>
          </table:table-cell>
          <table:table-cell table:style-name="ce135" table:formula="of:=[.S56]-[.L56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17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N57]-[.T57]" office:value-type="float" office:value="0.0001" calcext:value-type="float">
            <text:p>0.000</text:p>
          </table:table-cell>
          <table:table-cell table:style-name="ce108" table:formula="of:=[.Q57]-[.J57]" office:value-type="float" office:value="-0.0001" calcext:value-type="float">
            <text:p>0.000</text:p>
          </table:table-cell>
          <table:table-cell table:style-name="ce108" table:formula="of:=[.R57]-[.K57]" office:value-type="float" office:value="-0.0001" calcext:value-type="float">
            <text:p>0.000</text:p>
          </table:table-cell>
          <table:table-cell table:style-name="ce108" table:formula="of:=[.S57]-[.L57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17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58]-[.T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08" table:formula="of:=[.S58]-[.L58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17" office:value-type="float" office:value="0.046" calcext:value-type="float">
            <text:p>0.046</text:p>
          </table:table-cell>
          <table:table-cell table:style-name="ce106" table:number-columns-repeated="2"/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N59]-[.T59]" office:value-type="float" office:value="-0.364" calcext:value-type="float">
            <text:p>-0.364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08" table:formula="of:=[.S59]-[.L59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1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N60]-[.T60]" office:value-type="float" office:value="0.03" calcext:value-type="float">
            <text:p>0.03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08" table:formula="of:=[.S60]-[.L60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1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N61]-[.T61]" office:value-type="float" office:value="-0.1" calcext:value-type="float">
            <text:p>-0.1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08" table:formula="of:=[.S61]-[.L61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1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N62]-[.T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08" table:formula="of:=[.S62]-[.L62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1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N63]-[.T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08" table:formula="of:=[.S63]-[.L63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1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N64]-[.T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08" table:formula="of:=[.S64]-[.L64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1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N65]-[.T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08" table:formula="of:=[.S65]-[.L65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66]-[.T66]" office:value-type="float" office:value="0.007" calcext:value-type="float">
            <text:p>0.007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08" table:formula="of:=[.S66]-[.L66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12" office:value-type="float" office:value="8.88" calcext:value-type="float">
            <text:p>8.880</text:p>
          </table:table-cell>
          <table:table-cell table:style-name="ce106" table:number-columns-repeated="2"/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N67]-[.T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08" table:formula="of:=[.S67]-[.L67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17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06" table:number-columns-repeated="2"/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N68]-[.T68]" office:value-type="float" office:value="-0.0007" calcext:value-type="float">
            <text:p>-0.001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08" table:formula="of:=[.S68]-[.L68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06" table:number-columns-repeated="2"/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N69]-[.T69]" office:value-type="float" office:value="-0.0199999999999999" calcext:value-type="float">
            <text:p>-0.020</text:p>
          </table:table-cell>
          <table:table-cell table:style-name="ce108" table:formula="of:=[.Q69]-[.J69]" office:value-type="float" office:value="0" calcext:value-type="float">
            <text:p>0.000</text:p>
          </table:table-cell>
          <table:table-cell table:style-name="ce108" table:formula="of:=[.R69]-[.K69]" office:value-type="float" office:value="0" calcext:value-type="float">
            <text:p>0.000</text:p>
          </table:table-cell>
          <table:table-cell table:style-name="ce108" table:formula="of:=[.S69]-[.L69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1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1]-[.T71]" office:value-type="float" office:value="-1.5" calcext:value-type="float">
            <text:p>-1.5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08" table:formula="of:=[.S71]-[.L71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20" office:value-type="float" office:value="7" calcext:value-type="float">
            <text:p>7.000</text:p>
          </table:table-cell>
          <table:table-cell table:style-name="ce106" table:number-columns-repeated="2"/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N72]-[.T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08" table:formula="of:=[.S72]-[.L72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20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73]-[.T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08" table:formula="of:=[.S73]-[.L73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17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06" table:number-columns-repeated="2"/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74]-[.T74]" office:value-type="float" office:value="0" calcext:value-type="float">
            <text:p>0.000</text:p>
          </table:table-cell>
          <table:table-cell table:style-name="ce108" table:formula="of:=[.Q74]-[.J74]" office:value-type="float" office:value="0" calcext:value-type="float">
            <text:p>0.000</text:p>
          </table:table-cell>
          <table:table-cell table:style-name="ce108" table:formula="of:=[.R74]-[.K74]" office:value-type="float" office:value="0" calcext:value-type="float">
            <text:p>0.000</text:p>
          </table:table-cell>
          <table:table-cell table:style-name="ce108" table:formula="of:=[.S74]-[.L74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number-columns-repeated="2"/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5]-[.T75]" office:value-type="float" office:value="-2.3" calcext:value-type="float">
            <text:p>-2.300</text:p>
          </table:table-cell>
          <table:table-cell table:style-name="ce135" table:formula="of:=[.Q75]-[.J75]" office:value-type="float" office:value="0" calcext:value-type="float">
            <text:p>0.000</text:p>
          </table:table-cell>
          <table:table-cell table:style-name="ce135" table:formula="of:=[.R75]-[.K75]" office:value-type="float" office:value="2.3" calcext:value-type="float">
            <text:p>2.300</text:p>
          </table:table-cell>
          <table:table-cell table:style-name="ce135" table:formula="of:=[.S75]-[.L75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2:59:31.58848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18T15:41:17.746824302</dc:date>
    <meta:editing-duration>P1DT1H22M49S</meta:editing-duration>
    <meta:editing-cycles>37</meta:editing-cycles>
    <meta:document-statistic meta:table-count="3" meta:cell-count="3124" meta:object-count="0"/>
  </office:meta>
</office:document-meta>
</file>